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2.734cm" style:rel-column-width="6241*"/>
    </style:style>
    <style:style style:name="Tabella3.B" style:family="table-column">
      <style:table-column-properties style:column-width="4.86cm" style:rel-column-width="11095*"/>
    </style:style>
    <style:style style:name="Tabella3.C" style:family="table-column">
      <style:table-column-properties style:column-width="8.475cm" style:rel-column-width="19354*"/>
    </style:style>
    <style:style style:name="Tabella3.D" style:family="table-column">
      <style:table-column-properties style:column-width="2.24cm" style:rel-column-width="5114*"/>
    </style:style>
    <style:style style:name="Tabella3.E" style:family="table-column">
      <style:table-column-properties style:column-width="10.39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8.702cm" table:align="margins" style:shadow="none"/>
    </style:style>
    <style:style style:name="Tabella5.A" style:family="table-column">
      <style:table-column-properties style:column-width="1.138cm" style:rel-column-width="645*"/>
    </style:style>
    <style:style style:name="Tabella5.B" style:family="table-column">
      <style:table-column-properties style:column-width="8.467cm" style:rel-column-width="4800*"/>
    </style:style>
    <style:style style:name="Tabella5.C" style:family="table-column">
      <style:table-column-properties style:column-width="2.699cm" style:rel-column-width="1530*"/>
    </style:style>
    <style:style style:name="Tabella5.D" style:family="table-column">
      <style:table-column-properties style:column-width="6.694cm" style:rel-column-width="3795*"/>
    </style:style>
    <style:style style:name="Tabella5.E" style:family="table-column">
      <style:table-column-properties style:column-width="1.958cm" style:rel-column-width="1110*"/>
    </style:style>
    <style:style style:name="Tabella5.F" style:family="table-column">
      <style:table-column-properties style:column-width="1.139cm" style:rel-column-width="646*"/>
    </style:style>
    <style:style style:name="Tabella5.G" style:family="table-column">
      <style:table-column-properties style:column-width="1.289cm" style:rel-column-width="731*"/>
    </style:style>
    <style:style style:name="Tabella5.H" style:family="table-column">
      <style:table-column-properties style:column-width="5.318cm" style:rel-column-width="3015*"/>
    </style:style>
    <style:style style:name="Tabella5.1" style:family="table-row">
      <style:table-row-properties style:min-row-height="0.291cm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H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D4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ella5.H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83caff" fo:padding="0cm" fo:border-left="0.05pt dotted #000000" fo:border-right="none" fo:border-top="none" fo:border-bottom="0.05pt dotted #000000">
        <style:background-image/>
      </style:table-cell-properties>
    </style:style>
    <style:style style:name="Tabella5.D7" style:family="table-cell">
      <style:table-cell-properties style:vertical-align="middle" fo:background-color="transparent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8.16cm" style:rel-column-width="18633*"/>
    </style:style>
    <style:style style:name="Tabella1.B" style:family="table-column">
      <style:table-column-properties style:column-width="3.595cm" style:rel-column-width="8207*"/>
    </style:style>
    <style:style style:name="Tabella1.E" style:family="table-column">
      <style:table-column-properties style:column-width="9.75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4.516cm" style:rel-column-width="10309*"/>
    </style:style>
    <style:style style:name="Tabella7.B" style:family="table-column">
      <style:table-column-properties style:column-width="4.517cm" style:rel-column-width="10315*"/>
    </style:style>
    <style:style style:name="Tabella7.C" style:family="table-column">
      <style:table-column-properties style:column-width="10.633cm" style:rel-column-width="24278*"/>
    </style:style>
    <style:style style:name="Tabella7.D" style:family="table-column">
      <style:table-column-properties style:column-width="9.036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8.652cm" table:align="margins" style:shadow="none"/>
    </style:style>
    <style:style style:name="Tabella2.A" style:family="table-column">
      <style:table-column-properties style:column-width="3.113cm" style:rel-column-width="907*"/>
    </style:style>
    <style:style style:name="Tabella2.B" style:family="table-column">
      <style:table-column-properties style:column-width="5.539cm" style:rel-column-width="1613*"/>
    </style:style>
    <style:style style:name="Tabella2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Tabella4" style:family="table">
      <style:table-properties style:width="5.45cm" fo:margin-left="0cm" table:align="left" style:shadow="none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1.958cm"/>
    </style:style>
    <style:style style:name="Tabella4.A1" style:family="table-cell">
      <style:table-cell-properties fo:padding-left="0.049cm" fo:padding-right="0.049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63799" officeooo:paragraph-rsid="00d63799" style:font-name-asian="SimSun" style:font-size-asian="8pt" style:font-weight-asian="bold" style:font-name-complex="Tahoma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f811f" officeooo:paragraph-rsid="00df811f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Nimbus Mono L" fo:font-size="8pt" fo:font-weight="bold" officeooo:rsid="00dd009c" officeooo:paragraph-rsid="00dd009c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95f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853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ffe5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e27e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style:font-name="Verdana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0">Componenti</text:p>
            </table:table-cell>
            <table:table-cell table:style-name="Tabella5.A1" office:value-type="string">
              <text:p text:style-name="P52">Mt.</text:p>
            </table:table-cell>
            <table:table-cell table:style-name="Tabella5.A1" office:value-type="string">
              <text:p text:style-name="P33">Q.</text:p>
            </table:table-cell>
            <table:table-cell table:style-name="Tabella5.A1" office:value-type="string">
              <text:p text:style-name="P27">Fatti</text:p>
            </table:table-cell>
            <table:table-cell table:style-name="Tabella5.H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40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54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2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4" table:number-columns-spanned="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57"><text:placeholder text:placeholder-type="text">&lt;for each="component, fabrics in get_product_components(line, (line.product_uom_qty - line.mx_assigned_qty - line.product_uom_maked_sync_qty))"&gt;</text:placeholder></text:p>
                </table:table-cell>
                <table:covered-table-cell/>
              </table:table-row>
              <table:table-row>
                <table:table-cell table:style-name="Tabella2.A1" office:value-type="string">
                  <text:p text:style-name="P56"><text:placeholder text:placeholder-type="text">&lt;component.default_code or '?'&gt;</text:placeholder></text:p>
                </table:table-cell>
                <table:table-cell table:style-name="Tabella2.A1" office:value-type="string">
                  <table:table table:name="Tabella4" table:style-name="Tabella4">
                    <table:table-column table:style-name="Tabella4.A"/>
                    <table:table-column table:style-name="Tabella4.B"/>
                    <table:table-row>
                      <table:table-cell table:style-name="Tabella4.A1" table:number-columns-spanned="2" office:value-type="string">
                        <text:p text:style-name="P59"><text:placeholder text:placeholder-type="text">&lt;for each="fabric, fabric_qty in fabrics"&gt;</text:placeholder></text:p>
                      </table:table-cell>
                      <table:covered-table-cell/>
                    </table:table-row>
                    <table:table-row>
                      <table:table-cell table:style-name="Tabella4.A1" office:value-type="string">
                        <text:p text:style-name="P59"><text:placeholder text:placeholder-type="text">&lt;fabric&gt;</text:placeholder></text:p>
                      </table:table-cell>
                      <table:table-cell table:style-name="Tabella4.A1" office:value-type="string">
                        <text:p text:style-name="P59"><text:placeholder text:placeholder-type="text">&lt;fabric_qty&gt;</text:placeholder></text:p>
                      </table:table-cell>
                    </table:table-row>
                    <table:table-row>
                      <table:table-cell table:style-name="Tabella4.A1" table:number-columns-spanned="2" office:value-type="string">
                        <text:p text:style-name="P59"><text:placeholder text:placeholder-type="text">&lt;/for&gt;</text:placeholder></text:p>
                      </table:table-cell>
                      <table:covered-table-cell/>
                    </table:table-row>
                  </table:table>
                  <text:p text:style-name="P58"/>
                </table:table-cell>
              </table:table-row>
              <table:table-row>
                <table:table-cell table:style-name="Tabella2.A1" table:number-columns-spanned="2" office:value-type="string">
                  <text:p text:style-name="P57"><text:placeholder text:placeholder-type="text">&lt;/for&gt;</text:placeholder></text:p>
                </table:table-cell>
                <table:covered-table-cell/>
              </table:table-row>
            </table:table>
            <text:p text:style-name="P55"><text:span text:style-name="T11"/></text:p>
          </table:table-cell>
          <table:covered-table-cell/>
          <table:table-cell table:style-name="Tabella5.A4" office:value-type="string">
            <text:p text:style-name="P25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6"><text:placeholder text:placeholder-type="text">&lt;int(line.product_uom_maked_sync_qty) if line.product_uom_maked_sync_qty else ''&gt;</text:placeholder></text:p>
          </table:table-cell>
          <table:table-cell table:style-name="Tabella5.H4" office:value-type="string">
            <text:p text:style-name="P36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8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60">Totale </text:p>
          </table:table-cell>
          <table:covered-table-cell/>
          <table:table-cell table:style-name="Tabella5.C7" office:value-type="string">
            <text:p text:style-name="P28"><text:placeholder text:placeholder-type="text">&lt;int(total) if type == 'T1' else ''&gt;</text:placeholder> </text:p>
          </table:table-cell>
          <table:table-cell table:style-name="Tabella5.D7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4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soft-page-break/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7:48:59.351836947</dc:date>
    <meta:editing-duration>P2DT9H52M58S</meta:editing-duration>
    <meta:editing-cycles>572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67" meta:word-count="197" meta:character-count="2175" meta:non-whitespace-character-count="2042"/>
    <meta:user-defined meta:name="Info 1"/>
    <meta:user-defined meta:name="Info 2"/>
    <meta:user-defined meta:name="Info 3"/>
    <meta:user-defined meta:name="Info 4"/>
  </office:meta>
</office:document-meta>
</file>